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21d200" officeooo:paragraph-rsid="0021d200"/>
    </style:style>
    <style:style style:name="P2" style:family="paragraph" style:parent-style-name="Standard">
      <style:paragraph-properties fo:text-align="start" style:justify-single-word="false"/>
      <style:text-properties officeooo:rsid="001b452b" officeooo:paragraph-rsid="001b452b"/>
    </style:style>
    <style:style style:name="P3" style:family="paragraph" style:parent-style-name="Standard">
      <style:paragraph-properties fo:text-align="center" style:justify-single-word="false"/>
      <style:text-properties officeooo:rsid="001b452b" officeooo:paragraph-rsid="001b452b"/>
    </style:style>
    <style:style style:name="P4" style:family="paragraph" style:parent-style-name="Standard">
      <style:paragraph-properties fo:line-height="200%" fo:text-align="start" style:justify-single-word="false"/>
      <style:text-properties officeooo:rsid="001e6648" officeooo:paragraph-rsid="001eee05"/>
    </style:style>
    <style:style style:name="P5" style:family="paragraph" style:parent-style-name="Standard">
      <style:paragraph-properties fo:line-height="200%" fo:text-align="start" style:justify-single-word="false"/>
      <style:text-properties fo:font-style="normal" officeooo:rsid="00030470" officeooo:paragraph-rsid="00259e7f" style:font-style-asian="normal" style:font-style-complex="normal"/>
    </style:style>
    <style:style style:name="P6" style:family="paragraph" style:parent-style-name="Standard" style:list-style-name="L7">
      <style:paragraph-properties fo:line-height="200%" fo:text-align="start" style:justify-single-word="false"/>
      <style:text-properties fo:font-style="normal" officeooo:rsid="00067f8d" officeooo:paragraph-rsid="00259e7f" style:font-style-asian="normal" style:font-style-complex="normal"/>
    </style:style>
    <style:style style:name="P7" style:family="paragraph" style:parent-style-name="Standard" style:list-style-name="L7">
      <style:paragraph-properties fo:line-height="200%" fo:text-align="start" style:justify-single-word="false"/>
      <style:text-properties fo:font-style="normal" officeooo:rsid="000738b0" officeooo:paragraph-rsid="00259e7f" style:font-style-asian="normal" style:font-style-complex="normal"/>
    </style:style>
    <style:style style:name="P8" style:family="paragraph" style:parent-style-name="Standard">
      <style:paragraph-properties fo:line-height="200%" fo:text-align="start" style:justify-single-word="false"/>
      <style:text-properties fo:font-style="normal" officeooo:rsid="000738b0" officeooo:paragraph-rsid="00259e7f" style:font-style-asian="normal" style:font-style-complex="normal"/>
    </style:style>
    <style:style style:name="P9" style:family="paragraph" style:parent-style-name="Standard" style:list-style-name="L9">
      <style:paragraph-properties fo:line-height="200%" fo:text-align="start" style:justify-single-word="false"/>
      <style:text-properties fo:font-style="normal" officeooo:rsid="000738b0" officeooo:paragraph-rsid="00259e7f" style:font-style-asian="normal" style:font-style-complex="normal"/>
    </style:style>
    <style:style style:name="P10" style:family="paragraph" style:parent-style-name="Standard">
      <style:paragraph-properties fo:line-height="200%" fo:text-align="start" style:justify-single-word="false"/>
      <style:text-properties fo:font-style="normal" fo:font-weight="normal" officeooo:rsid="0004440b" officeooo:paragraph-rsid="0021d200" style:font-style-asian="normal" style:font-weight-asian="normal" style:font-style-complex="normal" style:font-weight-complex="normal"/>
    </style:style>
    <style:style style:name="P11" style:family="paragraph" style:parent-style-name="Standard">
      <style:paragraph-properties fo:line-height="200%" fo:text-align="start" style:justify-single-word="false"/>
      <style:text-properties fo:font-style="normal" fo:font-weight="normal" officeooo:rsid="00067f8d" officeooo:paragraph-rsid="0021d200"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officeooo:rsid="001b452b" officeooo:paragraph-rsid="001b452b" fo:background-color="#ffff00"/>
    </style:style>
    <style:style style:name="P13" style:family="paragraph" style:parent-style-name="Standard" style:list-style-name="L10">
      <style:paragraph-properties fo:text-align="start" style:justify-single-word="false"/>
      <style:text-properties officeooo:rsid="001b452b" officeooo:paragraph-rsid="001b452b" fo:background-color="#ffff00"/>
    </style:style>
    <style:style style:name="P14" style:family="paragraph" style:parent-style-name="Standard">
      <style:paragraph-properties fo:line-height="200%" fo:text-align="start" style:justify-single-word="false"/>
      <style:text-properties officeooo:rsid="00211c0f" officeooo:paragraph-rsid="00211c0f"/>
    </style:style>
    <style:style style:name="P15" style:family="paragraph" style:parent-style-name="Standard">
      <style:paragraph-properties fo:line-height="200%" fo:text-align="start" style:justify-single-word="false"/>
      <style:text-properties officeooo:rsid="0021d200" officeooo:paragraph-rsid="0021d200"/>
    </style:style>
    <style:style style:name="P16" style:family="paragraph" style:parent-style-name="Standard">
      <style:paragraph-properties fo:line-height="200%" fo:text-align="start" style:justify-single-word="false"/>
      <style:text-properties officeooo:rsid="00067f8d" officeooo:paragraph-rsid="00259e7f"/>
    </style:style>
    <style:style style:name="P17" style:family="paragraph" style:parent-style-name="Standard">
      <style:paragraph-properties fo:text-align="center" style:justify-single-word="false"/>
      <style:text-properties fo:font-weight="bold" officeooo:rsid="001b452b" officeooo:paragraph-rsid="001b452b" style:font-weight-asian="bold" style:font-weight-complex="bold"/>
    </style:style>
    <style:style style:name="P18" style:family="paragraph" style:parent-style-name="Standard">
      <style:paragraph-properties fo:text-align="center" style:justify-single-word="false"/>
      <style:text-properties fo:font-weight="normal" officeooo:rsid="0021d200" officeooo:paragraph-rsid="0021d200" style:font-weight-asian="normal" style:font-weight-complex="normal"/>
    </style:style>
    <style:style style:name="P19" style:family="paragraph" style:parent-style-name="Standard">
      <style:paragraph-properties fo:line-height="200%" fo:text-align="start" style:justify-single-word="false"/>
      <style:text-properties officeooo:rsid="00272f38" officeooo:paragraph-rsid="00272f38"/>
    </style:style>
    <style:style style:name="P20" style:family="paragraph" style:parent-style-name="Standard">
      <style:paragraph-properties fo:line-height="200%" fo:text-align="start" style:justify-single-word="false"/>
      <style:text-properties officeooo:rsid="00259e7f" officeooo:paragraph-rsid="00259e7f"/>
    </style:style>
    <style:style style:name="T1" style:family="text">
      <style:text-properties officeooo:rsid="001eee05"/>
    </style:style>
    <style:style style:name="T2" style:family="text">
      <style:text-properties officeooo:rsid="0020b8d9"/>
    </style:style>
    <style:style style:name="T3" style:family="text">
      <style:text-properties officeooo:rsid="00211c0f"/>
    </style:style>
    <style:style style:name="T4" style:family="text">
      <style:text-properties officeooo:rsid="0021d200"/>
    </style:style>
    <style:style style:name="T5" style:family="text">
      <style:text-properties officeooo:rsid="0005eed1"/>
    </style:style>
    <style:style style:name="T6" style:family="text">
      <style:text-properties officeooo:rsid="0023d089"/>
    </style:style>
    <style:style style:name="T7" style:family="text">
      <style:text-properties officeooo:rsid="00259e7f"/>
    </style:style>
    <style:style style:name="T8" style:family="text">
      <style:text-properties fo:font-style="normal" style:font-style-asian="normal" style:font-style-complex="normal"/>
    </style:style>
    <style:style style:name="T9" style:family="text">
      <style:text-properties fo:font-style="normal" officeooo:rsid="000738b0" style:font-style-asian="normal" style:font-style-complex="normal"/>
    </style:style>
    <style:style style:name="T10" style:family="text">
      <style:text-properties officeooo:rsid="000738b0"/>
    </style:style>
    <style:style style:name="T11" style:family="text">
      <style:text-properties officeooo:rsid="00067f8d"/>
    </style:style>
    <style:style style:name="T12" style:family="text">
      <style:text-properties officeooo:rsid="0026c280"/>
    </style:style>
    <style:style style:name="T13" style:family="text">
      <style:text-properties fo:background-color="#ffff00" loext:char-shading-value="0"/>
    </style:style>
    <style:style style:name="T14" style:family="text">
      <style:text-properties officeooo:rsid="0026c280" fo:background-color="#ffff00" loext:char-shading-value="0"/>
    </style:style>
    <style:style style:name="T15" style:family="text">
      <style:text-properties officeooo:rsid="001b452b" fo:background-color="#ffff00" loext:char-shading-value="0"/>
    </style:style>
    <style:style style:name="T16" style:family="text">
      <style:text-properties fo:background-color="#ffffff" loext:char-shading-value="0"/>
    </style:style>
    <style:style style:name="T17" style:family="text">
      <style:text-properties officeooo:rsid="0027815d" fo:background-color="#ffffff" loext:char-shading-value="0"/>
    </style:style>
    <style:style style:name="T18" style:family="text">
      <style:text-properties officeooo:rsid="002c16e7" fo:background-color="#ffffff" loext:char-shading-value="0"/>
    </style:style>
    <style:style style:name="T19" style:family="text">
      <style:text-properties officeooo:rsid="002c42d4" fo:background-color="#ffffff" loext:char-shading-value="0"/>
    </style:style>
    <style:style style:name="T20" style:family="text">
      <style:text-properties officeooo:rsid="0027815d"/>
    </style:style>
    <style:style style:name="T21" style:family="text">
      <style:text-properties officeooo:rsid="0028c3bf"/>
    </style:style>
    <style:style style:name="T22" style:family="text">
      <style:text-properties officeooo:rsid="002a8669"/>
    </style:style>
    <style:style style:name="T23" style:family="text">
      <style:text-properties officeooo:rsid="002b8907"/>
    </style:style>
    <style:style style:name="T24" style:family="text">
      <style:text-properties officeooo:rsid="002b8b0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Byron Laferriere</text:p>
      <text:p text:style-name="P18">Sprint Retrospective</text:p>
      <text:p text:style-name="P18">SNHU</text:p>
      <text:p text:style-name="P18">CS-250</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text:soft-page-break/></text:p>
      <text:p text:style-name="P4"><text:tab/>During the previous project completed <text:span text:style-name="T1">for our client SNHU Travel</text:span>, our team has been a test subject for ChadaTech’s possible transition to an <text:span text:style-name="T1">Agile-scrum</text:span> methodology for future projects. <text:span text:style-name="T1">This retrospective will review our strengths and weaknesses throughout our sprints, so that we may function at a higher capacity, should ChadaTech decide to embrace this new project planning methodology. Before this project, ChadaTech had traditional set roles in the company and many ‘specialists’ in each area. </text:span><text:span text:style-name="T2">Now, with all new roles assigned to team members, we will review how each role contributed specifically to the SNHU Travel website and mobile application project.</text:span></text:p>
      <text:p text:style-name="P4"><text:tab/><text:span text:style-name="T2">First, the role of Scrum Master was filled by me and we will review how I contributed to the success of the project. My role was an intermediary position between the team members and the Product Owner. In order to contribute to the success of the product, the Product Owner and I met to discuss the new user stories and how to prioritize them in order to keep the project moving along and have deliverable content for the customer. After that had been completed, I met with the team for a Sprint Planning, to decide how many stories the team thought they could accomplish each week. </text:span><text:span text:style-name="T3">Daily Scrums were then used to update the team on what each member was doing that day and they were facing any complications. My job was to keep these meetings short and effective, as to benefit the team and not waste any time. This was how I personally contributed to the team’s success.</text:span></text:p>
      <text:p text:style-name="P14"><text:tab/>Next, we will examine what the Product Owner did to contribute to our team during this project. <text:s/>By continuously meeting with SNHU Travel, the Product Owner helped the team by extrapolating the necessary information for our team to insure we could deliver a product they would love. The Product Owner also stayed up to date with how our team was progressing and relayed information to the board, to keep them out of our hair and let us work uninterrupted. After meeting with the customer, the Product Owner also groomed the Product Backlog, to keep the highest level of importance on changing customer needs.</text:p>
      <text:p text:style-name="P14"><text:soft-page-break/><text:tab/>Third, our Testers and Developers helped contribute to the success of the project for the team by making clear pass and fail definitions from the user stories, then allowing the Developers to take these tests and begin writing software. The development team relied on the accuracy of these tests to accurately depict the client’s desire from the software. Constantly checking the backlog revisions that were made by the Product Owner and myself, the tester made sure to have all upcoming stories fully defined in time, as to not hold the team’s progress back. The Developers and Testers relied heavily on each other throughout this process and Agile-scrum <text:span text:style-name="T4">allows for this to be so.</text:span></text:p>
      <text:p text:style-name="P15"><text:tab/>It is important to reflect on how this new Scrum-agile approach helped the user stories provided by the client, come to completion <text:span text:style-name="T21">during this project</text:span>. <text:span text:style-name="T7">ChadaTech, in past projects, ha</text:span><text:span text:style-name="T21">s </text:span><text:span text:style-name="T7">traditionally used waterfall methodology to perform the SDLC. SNHU Travel was the first client that we have attempted this new framework for. </text:span><text:span text:style-name="T12">Instead of wasting time developing strict </text:span><text:span text:style-name="T23">requirement defin</text:span><text:span text:style-name="T24">iti</text:span><text:span text:style-name="T23">ons</text:span><text:span text:style-name="T12"> up front, </text:span><text:span text:style-name="T24">the Product Owner </text:span><text:span text:style-name="T12"><text:s/>the Scrum-agile approach allowed our team to complete user stories according to order of importance and deliver quantifiable product updates to SNHU Travel at each meeting. </text:span><text:span text:style-name="T24">Having flexible requirement definitions, that were not set in stone up front, and combining the remaining processes, helped saved our team a lot of effort during this project. </text:span><text:span text:style-name="T12">One good example of this was when the client requested that we not only do a ‘Top 5 Destinations </text:span><text:span text:style-name="T21">List</text:span><text:span text:style-name="T12">’ but also extend that option to a ‘Top 10 Destinations </text:span><text:span text:style-name="T21">List</text:span><text:span text:style-name="T12">’ </text:span><text:span text:style-name="T21">if the customer using the site decided to</text:span><text:span text:style-name="T12">. If strict definitions had been created which were to be followed, the project would have needed to been completely redefined </text:span><text:span text:style-name="T20">and would have been delayed further</text:span><text:span text:style-name="T12">. The Scrum-agile approach allowed for our team to smoothly adjust to this request and meet the customers needs, </text:span><text:span text:style-name="T20">wasting the least amount of time possible considering ever-changing customer needs</text:span><text:span text:style-name="T12">.</text:span></text:p>
      <text:p text:style-name="P15"><text:tab/><text:span text:style-name="T21">The Scrum-agile approach showcased its highlighted attributes many times during this project. One example was w</text:span>hen the client decided to change the approach on the ‘Top 5 Destinations’ user story <text:span text:style-name="T21">from a list to a slideshow</text:span>, the Scrum-agile approach showed its high functionality the most. <text:soft-page-break/>Instead of having <text:span text:style-name="T21">to redo </text:span>all documentation <text:span text:style-name="T21">definition that were</text:span> written out before ever starting the project, our team <text:span text:style-name="T21">only had to revise</text:span> written out test cases and software for the specific story they had seen and wanted to change. This allowed for our team to easily shift and rewrite the test cases involved, which could then be handed over to the Developer to be coded to provide a slideshow. This supported project completion by showcasing the flexibility and agility that Agile-scrum is centered around.</text:p>
      <text:p text:style-name="P20"><text:span text:style-name="T8"><text:tab/>The communication techniques are very important to the Scrum-agile methodology, so I have provided an example of a communication sent on this project. Hopefully, we can use this communication as an example to grow and perfect from.</text:span></text:p>
      <text:p text:style-name="P5">TO: Product Owner <text:span text:style-name="T10">(Levi)</text:span></text:p>
      <text:p text:style-name="P5">CC: Tester <text:span text:style-name="T10">(Travis)</text:span></text:p>
      <text:p text:style-name="P5">RE: Communication of Needs</text:p>
      <text:p text:style-name="P5">Team Members,</text:p>
      <text:p text:style-name="P5">As we begin the transition to the new plan, there are a couple of key points that I wanted to address before progressing any further. <text:span text:style-name="T11">I will first start with what will be needed from the Product Owner to begin this transition.</text:span></text:p>
      <text:list xml:id="list847808771" text:style-name="L7">
        <text:list-item>
          <text:p text:style-name="P6">The Product Owner will be responsible for being a liaison between upper management, stakeholders, or the Board and the Scrum Master and Development Teams.</text:p>
        </text:list-item>
        <text:list-item>
          <text:p text:style-name="P6">The Product Owner will communicate all needs back and forth from them to the Scrum Master.</text:p>
        </text:list-item>
        <text:list-item>
          <text:p text:style-name="P6">The Product Owner will be responsible for meeting with clients and developing what we now refer to as user stories (design needs).</text:p>
        </text:list-item>
        <text:list-item>
          <text:p text:style-name="P6">The Product Owner will interpret these needs into user stories, that will be created and loaded into the Product Backlog.</text:p>
        </text:list-item>
        <text:list-item>
          <text:p text:style-name="P6"><text:soft-page-break/>The Product Owner <text:span text:style-name="T10">will be</text:span> responsible for grooming this backlog, according to highest necessity, based upon his meetings with the client. Ensuring that deliverable content will be possessed at every meeting.</text:p>
        </text:list-item>
        <text:list-item>
          <text:p text:style-name="P7">The Product Owner will be responsible for keeping the client happy and providing those above him with the needed information on each project, in order to prevent distraction from reaching the teams.</text:p>
        </text:list-item>
      </text:list>
      <text:p text:style-name="P8">Next, I will cover what will be expected from our Tester role. As the tester, you will be responsible for creating clear pass/fail scenarios for our Development Teams, based off of the information provided in user stories. I will list some expectations from testers:</text:p>
      <text:list xml:id="list301849434" text:style-name="L9">
        <text:list-item>
          <text:p text:style-name="P9">The Tester will be responsible for having clear test cases done at Sprint Planning, for the stories listed as top priority.</text:p>
        </text:list-item>
        <text:list-item>
          <text:p text:style-name="P9">The Tester will be responsible for ensuring that these cases represent the client needs.</text:p>
        </text:list-item>
        <text:list-item>
          <text:p text:style-name="P9">The Tester will also be responsible for ensuring that these cases are concise for dev. teams.</text:p>
        </text:list-item>
        <text:list-item>
          <text:p text:style-name="P9">The Tester will be responsible for ‘End Result’ definitions, that will shape how the dev teams create the software.</text:p>
        </text:list-item>
      </text:list>
      <text:p text:style-name="P8">If there are any questions on this information, or clarification that is needed on this please reach out to me.</text:p>
      <text:p text:style-name="P8">Regards,</text:p>
      <text:p text:style-name="P16"><text:span text:style-name="T9">Byron Laferriere (Curtis George)</text:span><text:tab/></text:p>
      <text:p text:style-name="P12"/>
      <text:p text:style-name="P10"><text:tab/><text:span text:style-name="T22">We experimented with one new organizational tool during this project to replace our old information radiator whiteboard, this tool was JIRA. </text:span>The benefit that I particularly liked about <text:span text:style-name="T12">using</text:span> JIRA <text:span text:style-name="T6">during this project</text:span>, was its ability to assist in accurate estimations. <text:span text:style-name="T6">Since it was our team’s first attempt using Scrum-agile,</text:span> this <text:span text:style-name="T6">was </text:span>a massive aid when sprint planning. Having recommended <text:soft-page-break/>estimation time<text:span text:style-name="T6">s,</text:span> from similar projects, provide<text:span text:style-name="T6">d </text:span><text:span text:style-name="T12">our</text:span> team a rough estimate of what to plan on expecting when tackling their <text:span text:style-name="T12">first</text:span> project. <text:span text:style-name="T5">It also provide</text:span><text:span text:style-name="T12">d</text:span><text:span text:style-name="T5"> multiple options for estimation assistance, </text:span><text:span text:style-name="T12">leaving it up to us to use </text:span><text:span text:style-name="T5">the preferred technique of </text:span><text:span text:style-name="T12">our</text:span><text:span text:style-name="T5"> team.</text:span></text:p>
      <text:p text:style-name="P11"><text:tab/>One communication practice that seems to be resounding in the group discussions this week is the Daily Scrum. This <text:span text:style-name="T12">daily</text:span> practice helped the team learn what skills they needed to improve on from their team mates in the Daily Scrum. It was a<text:span text:style-name="T12">lso a</text:span> good environment for people to share what impediments they faced in their work, <text:span text:style-name="T12">if we were struggling to use any of the new organizational tools,</text:span> and seek advice from someone who had previous experience working in that type of situation.</text:p>
      <text:p text:style-name="P11"><text:tab/><text:span text:style-name="T22">The principle that our team excelled at in this project was using prediction and adaptation. Each time the customer presented a change in their original designs, our team did a phenomenal job of updating the user stories with all necessary information</text:span></text:p>
      <text:p text:style-name="P19"><text:span text:style-name="T16"><text:tab/>Although many benefits were present and noticed during our first attempt at using a Scrum-agile approach, </text:span><text:span text:style-name="T17">there were also some weaknesses that were exposed. It was our team’s first trial, so there is no need to focus on these too much, as we will only get better as time progresses. Lets first start with some of the pros. </text:span><text:span text:style-name="T18">Our client SNHU Travel, had many design changes that were made throughout the process and the Scrum-agile approach allowed us to meet each one of those changes. Another pro of using Scrum-agile is that our team became more cross-functional and learned new SDLC practices. </text:span><text:span text:style-name="T19">Finally, when handing the product over to our client, the Scrum-agile approach insured that we handed over a working product, that the customer already knew they liked and had interacted with. The only main con to using this Scrum-agile approach noticed during this project was adjusting the team to their new roles. This of course, will resolve itself with time and prove to be a nonissue. However, for this project, it took the team some time to adjust to the information radiators and team assignments where they may not have excelled previously at. It is undeniable that the Scrum-agile approach was superior to a waterfall approach for this project. With all the changes that needed to be made, a waterfall </text:span><text:soft-page-break/><text:span text:style-name="T19">approach would have taken much longer to overcome those challenges. As our team settles into this new approach, the agility and flexibility of the unit will be able to overcome more and more serious challenges and keep projects on trac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1d200" officeooo:paragraph-rsid="0021d20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SPRINT RETROSPECTIVE<text:tab/><text:tab/><text:page-number text:select-page="current">7</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9T11:56:11.377184052</meta:creation-date>
    <dc:date>2020-10-19T19:25:57.024230759</dc:date>
    <meta:editing-duration>PT14M2S</meta:editing-duration>
    <meta:editing-cycles>3</meta:editing-cycles>
    <meta:generator>LibreOffice/6.4.6.2$Linux_X86_64 LibreOffice_project/40$Build-2</meta:generator>
    <meta:document-statistic meta:table-count="0" meta:image-count="0" meta:object-count="0" meta:page-count="7" meta:paragraph-count="35" meta:word-count="1704" meta:character-count="10250" meta:non-whitespace-character-count="8576"/>
  </office:meta>
</office:document-meta>
</file>